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TextScriptBlock.trimWhitespa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ositeTextScriptBlock.CompositeTextScript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